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95de8"/>
    </style:style>
    <style:style style:name="P5" style:family="paragraph" style:parent-style-name="Text_20_body" style:list-style-name="L1">
      <style:paragraph-properties fo:margin-top="0cm" fo:margin-bottom="0.397cm" loext:contextual-spacing="false" fo:text-align="start" style:justify-single-word="false" fo:orphans="2" fo:widows="2" fo:padding="0cm" fo:border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06fdf6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95de8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095de8" officeooo:paragraph-rsid="00095de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0af311" officeooo:paragraph-rsid="000af311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0dc9b7" officeooo:paragraph-rsid="000dc9b7"/>
    </style:style>
    <style:style style:name="P13" style:family="paragraph" style:parent-style-name="Heading_20_1" style:master-page-name="First_20_Page">
      <style:paragraph-properties style:page-number="auto"/>
      <style:text-properties officeooo:rsid="000198c9" officeooo:paragraph-rsid="000198c9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198c9"/>
    </style:style>
    <style:style style:name="T4" style:family="text">
      <style:text-properties fo:font-variant="normal" fo:text-transform="none" fo:color="#444444" style:font-name="Monaco" fo:font-size="9.75pt" fo:letter-spacing="normal" fo:font-style="normal" fo:font-weight="normal"/>
    </style:style>
    <style:style style:name="T5" style:family="text">
      <style:text-properties fo:font-variant="normal" fo:text-transform="none" fo:color="#444444" style:font-name="Monaco" fo:font-size="9.75pt" fo:letter-spacing="normal" fo:font-style="normal" fo:font-weight="normal" fo:background-color="#f0f0f0" loext:char-shading-value="0" loext:padding="0cm" loext:border="none"/>
    </style:style>
    <style:style style:name="T6" style:family="text">
      <style:text-properties fo:font-variant="normal" fo:text-transform="none" fo:color="#111111" style:font-name="Roboto" fo:font-size="11.25pt" fo:letter-spacing="normal" fo:font-style="normal" fo:font-weight="normal"/>
    </style:style>
    <style:style style:name="T7" style:family="text">
      <style:text-properties officeooo:rsid="0005c220"/>
    </style:style>
    <style:style style:name="T8" style:family="text">
      <style:text-properties officeooo:rsid="0006fdf6"/>
    </style:style>
    <style:style style:name="T9" style:family="text">
      <style:text-properties officeooo:rsid="000ca7da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3729802" text:style-name="Outline">
        <text:list-item>
          <text:h text:style-name="P13" text:outline-level="1">Releas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text:tab/><text:a xlink:type="simple" xlink:href="https://flutter.io/android-release/" text:style-name="Internet_20_link" text:visited-style-name="Visited_20_Internet_20_Link"><text:span text:style-name="T3">android release</text:span></text:a></text:p>
      <text:p text:style-name="P1"><text:tab/><text:tab/><text:a xlink:type="simple" xlink:href="https://cincodias.elpais.com/cincodias/2015/02/01/lifestyle/1422792260_243066.html" text:style-name="Internet_20_link" text:visited-style-name="Visited_20_Internet_20_Link"><text:span text:style-name="T7">playstore</text:span></text:a></text:p>
      <text:p text:style-name="P1"/>
      <text:p text:style-name="P1"/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8"><text:span text:style-name="T4">keytool -genkey -v -keystore ~/key.jks -keyalg RSA -keysize 2048 -validity 10000 -alias key</text:span> 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10">cd &lt;app dir&gt;</text:p>
      <text:p text:style-name="P10">flutter build apk</text:p>
      <text:p text:style-name="P11">&lt;&lt;po<text:span text:style-name="T9">n</text:span>er cable&gt;&gt;</text:p>
      <text:p text:style-name="P10">flutter instal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8</meta:editing-cycles>
    <meta:creation-date>2018-03-07T12:45:00</meta:creation-date>
    <dc:date>2018-09-10T14:28:58.705000000</dc:date>
    <meta:editing-duration>PT16H32M31S</meta:editing-duration>
    <meta:generator>LibreOffice/6.1.0.3$Windows_X86_64 LibreOffice_project/efb621ed25068d70781dc026f7e9c5187a4decd1</meta:generator>
    <meta:document-statistic meta:table-count="0" meta:image-count="0" meta:object-count="0" meta:page-count="2" meta:paragraph-count="15" meta:word-count="43" meta:character-count="322" meta:non-whitespace-character-count="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